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F000000DF4A62739D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4.05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text-outline="false" style:text-line-through-style="none" style:font-name="Calibri" fo:font-size="11pt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weight-asian="bold" style:font-size-complex="6.80000019073486pt" style:language-complex="en" style:country-complex="US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weight-complex="bold"/>
    </style:style>
    <style:style style:name="T2" style:family="text">
      <style:text-properties fo:color="#000000" style:font-name="Calibri" fo:font-size="11pt" fo:language="zxx" fo:country="none" fo:font-style="normal" fo:font-weight="bold" style:font-name-asian="Calibri1" style:font-size-asian="11pt" style:font-style-asian="normal" style:font-weight-asian="bold" style:font-name-complex="Calibri1" style:font-style-complex="normal" style:font-weight-complex="bold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3" table:number-columns-repeated="2" table:default-cell-style-name="ce2"/>
        <table:table-column table:style-name="co4" table:default-cell-style-name="ce5"/>
        <table:table-column table:style-name="co3" table:default-cell-style-name="ce7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>
            <text:p>Alimentazione VG (V)</text:p>
          </table:table-cell>
          <table:table-cell table:style-name="ce3" office:value-type="string">
            <text:p><text:span text:style-name="T1">R (</text:span><text:span text:style-name="T2">Ω)</text:span></text:p>
          </table:table-cell>
          <table:table-cell table:style-name="ce1" office:value-type="string">
            <text:p>VR (V)</text:p>
          </table:table-cell>
          <table:table-cell table:style-name="ce1" office:value-type="string">
            <text:p>VD (V)</text:p>
          </table:table-cell>
          <table:table-cell table:style-name="ce1" office:value-type="string">
            <text:p>Comportamento LED</text:p>
          </table:table-cell>
          <table:table-cell table:style-name="ce6" office:value-type="string">
            <text:p>I (mA)</text:p>
          </table:table-cell>
        </table:table-row>
        <table:table-row table:style-name="ro2">
          <table:table-cell/>
          <table:table-cell office:value-type="float" office:value="0.5">
            <text:p>0,50</text:p>
          </table:table-cell>
          <table:table-cell office:value-type="float" office:value="330">
            <text:p>33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string">
            <text:p>Spento</text:p>
          </table:table-cell>
          <table:table-cell office:value-type="float" office:value="0.005">
            <text:p>0,005</text:p>
          </table:table-cell>
        </table:table-row>
        <table:table-row table:style-name="ro2">
          <table:table-cell/>
          <table:table-cell office:value-type="float" office:value="1">
            <text:p>1,00</text:p>
          </table:table-cell>
          <table:table-cell office:value-type="float" office:value="330">
            <text:p>330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string">
            <text:p>Spento</text:p>
          </table:table-cell>
          <table:table-cell office:value-type="float" office:value="0.01">
            <text:p>0,01</text:p>
          </table:table-cell>
        </table:table-row>
        <table:table-row table:style-name="ro2">
          <table:table-cell/>
          <table:table-cell office:value-type="float" office:value="1.5">
            <text:p>1,50</text:p>
          </table:table-cell>
          <table:table-cell office:value-type="float" office:value="330">
            <text:p>330</text:p>
          </table:table-cell>
          <table:table-cell office:value-type="float" office:value="0.01">
            <text:p>0,01</text:p>
          </table:table-cell>
          <table:table-cell office:value-type="float" office:value="1.49">
            <text:p>1,49</text:p>
          </table:table-cell>
          <table:table-cell office:value-type="string">
            <text:p>Spento</text:p>
          </table:table-cell>
          <table:table-cell office:value-type="float" office:value="0.03">
            <text:p>0,03</text:p>
          </table:table-cell>
        </table:table-row>
        <table:table-row table:style-name="ro2">
          <table:table-cell/>
          <table:table-cell office:value-type="float" office:value="2">
            <text:p>2,00</text:p>
          </table:table-cell>
          <table:table-cell office:value-type="float" office:value="330">
            <text:p>330</text:p>
          </table:table-cell>
          <table:table-cell office:value-type="float" office:value="0.08">
            <text:p>0,08</text:p>
          </table:table-cell>
          <table:table-cell office:value-type="float" office:value="1.92">
            <text:p>1,92</text:p>
          </table:table-cell>
          <table:table-cell office:value-type="string">
            <text:p>Spento</text:p>
          </table:table-cell>
          <table:table-cell office:value-type="float" office:value="0.24">
            <text:p>0,24</text:p>
          </table:table-cell>
        </table:table-row>
        <table:table-row table:style-name="ro2">
          <table:table-cell/>
          <table:table-cell office:value-type="float" office:value="0.5">
            <text:p>0,50</text:p>
          </table:table-cell>
          <table:table-cell office:value-type="float" office:value="330">
            <text:p>330</text:p>
          </table:table-cell>
          <table:table-cell office:value-type="float" office:value="0.51">
            <text:p>0,51</text:p>
          </table:table-cell>
          <table:table-cell office:value-type="float" office:value="1.99">
            <text:p>1,99</text:p>
          </table:table-cell>
          <table:table-cell office:value-type="string">
            <text:p>Leggermente Soffusa</text:p>
          </table:table-cell>
          <table:table-cell office:value-type="float" office:value="1.54">
            <text:p>1,54</text:p>
          </table:table-cell>
        </table:table-row>
        <table:table-row table:style-name="ro2">
          <table:table-cell/>
          <table:table-cell office:value-type="float" office:value="3">
            <text:p>3,00</text:p>
          </table:table-cell>
          <table:table-cell office:value-type="float" office:value="330">
            <text:p>33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office:value-type="string">
            <text:p>Soffusa</text:p>
          </table:table-cell>
          <table:table-cell office:value-type="float" office:value="3.02">
            <text:p>3,02</text:p>
          </table:table-cell>
        </table:table-row>
        <table:table-row table:style-name="ro2">
          <table:table-cell/>
          <table:table-cell office:value-type="float" office:value="3.5">
            <text:p>3,50</text:p>
          </table:table-cell>
          <table:table-cell office:value-type="float" office:value="330">
            <text:p>330</text:p>
          </table:table-cell>
          <table:table-cell office:value-type="float" office:value="1.49">
            <text:p>1,49</text:p>
          </table:table-cell>
          <table:table-cell office:value-type="float" office:value="2.01">
            <text:p>2,01</text:p>
          </table:table-cell>
          <table:table-cell office:value-type="string">
            <text:p>Leggermente Acceso</text:p>
          </table:table-cell>
          <table:table-cell office:value-type="float" office:value="4.52">
            <text:p>4,52</text:p>
          </table:table-cell>
        </table:table-row>
        <table:table-row table:style-name="ro2">
          <table:table-cell/>
          <table:table-cell office:value-type="float" office:value="4">
            <text:p>4,00</text:p>
          </table:table-cell>
          <table:table-cell office:value-type="float" office:value="330">
            <text:p>330</text:p>
          </table:table-cell>
          <table:table-cell office:value-type="float" office:value="1.99">
            <text:p>1,99</text:p>
          </table:table-cell>
          <table:table-cell office:value-type="float" office:value="2.01">
            <text:p>2,01</text:p>
          </table:table-cell>
          <table:table-cell office:value-type="string">
            <text:p>Accesa</text:p>
          </table:table-cell>
          <table:table-cell office:value-type="float" office:value="6.02">
            <text:p>6,02</text:p>
          </table:table-cell>
        </table:table-row>
        <table:table-row table:style-name="ro2">
          <table:table-cell/>
          <table:table-cell office:value-type="float" office:value="4.5">
            <text:p>4,50</text:p>
          </table:table-cell>
          <table:table-cell office:value-type="float" office:value="330">
            <text:p>330</text:p>
          </table:table-cell>
          <table:table-cell office:value-type="float" office:value="2.48">
            <text:p>2,48</text:p>
          </table:table-cell>
          <table:table-cell office:value-type="float" office:value="2.02">
            <text:p>2,02</text:p>
          </table:table-cell>
          <table:table-cell office:value-type="string">
            <text:p>Accesa al massimo</text:p>
          </table:table-cell>
          <table:table-cell office:value-type="float" office:value="7.52">
            <text:p>7,52</text:p>
          </table:table-cell>
        </table:table-row>
        <table:table-row table:style-name="ro2">
          <table:table-cell/>
          <table:table-cell office:value-type="float" office:value="5">
            <text:p>5,00</text:p>
          </table:table-cell>
          <table:table-cell office:value-type="float" office:value="330">
            <text:p>330</text:p>
          </table:table-cell>
          <table:table-cell office:value-type="float" office:value="2.98">
            <text:p>2,98</text:p>
          </table:table-cell>
          <table:table-cell office:value-type="float" office:value="2.02">
            <text:p>2,02</text:p>
          </table:table-cell>
          <table:table-cell office:value-type="string">
            <text:p>Luminosa</text:p>
          </table:table-cell>
          <table:table-cell office:value-type="float" office:value="9.02">
            <text:p>9,02</text:p>
          </table:table-cell>
        </table:table-row>
        <table:table-row table:style-name="ro2">
          <table:table-cell/>
          <table:table-cell table:style-name="Default">
            <draw:frame table:end-cell-address="Foglio1.G30" table:end-x="0.395cm" table:end-y="0.249cm" draw:z-index="0" draw:style-name="gr1" draw:text-style-name="P1" svg:width="13.315cm" svg:height="7.774cm" svg:x="2.792cm" svg:y="0.152cm">
              <draw:object draw:notify-on-update-of-ranges="Foglio1.G3:Foglio1.G3 Foglio1.G4:Foglio1.G12 Foglio1.E3:Foglio1.E12 Foglio1.G3:Foglio1.G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Foglio1.G4:Foglio1.G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12/01/2017</text:date>, <text:time>09.51.3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09:24:33.37</meta:creation-date>
    <dc:date>2017-01-12T09:51:37.20</dc:date>
    <meta:editing-duration>PT35M28S</meta:editing-duration>
    <meta:editing-cycles>2</meta:editing-cycles>
    <meta:generator>OpenOffice/4.0.1$Win32 OpenOffice.org_project/401m5$Build-9714</meta:generator>
    <meta:document-statistic meta:table-count="3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2000000D000000DF000000DF4A62739D.svm" xlink:type="simple" xlink:actuate="onLoad"/>
      </style:chart-properties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x" chart:symbol-width="0.25cm" chart:symbol-height="0.25cm">
        <chart:symbol-image xlink:href="Pictures/2000000D000000DF000000DF4A62739D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16cm" svg:height="7.775cm" xlink:href=".." xlink:type="simple" chart:class="chart:scatter" chart:column-mapping="0" chart:style-name="ch1">
        <chart:title svg:x="4.842cm" svg:y="0.291cm" chart:style-name="ch2">
          <text:p>V/I relativa al LED</text:p>
        </chart:title>
        <chart:plot-area chart:style-name="ch3" table:cell-range-address="Foglio1.G3:Foglio1.G12 Foglio1.E3:Foglio1.E12" chart:data-source-has-labels="both" svg:x="1.045cm" svg:y="1.172cm" svg:width="11.988cm" svg:height="5.459cm">
          <chartooo:coordinate-region svg:x="1.667cm" svg:y="1.384cm" svg:width="11.035cm" svg:height="4.574cm"/>
          <chart:axis chart:dimension="x" chart:name="primary-x" chart:style-name="ch4" chartooo:axis-type="auto">
            <chart:title svg:x="5.606cm" svg:y="6.787cm" chart:style-name="ch5">
              <text:p>Tensione diodo (V)</text:p>
            </chart:title>
            <chart:categories table:cell-range-address="Foglio1.G4:Foglio1.G12"/>
            <chart:grid chart:style-name="ch6" chart:class="major"/>
          </chart:axis>
          <chart:axis chart:dimension="y" chart:name="primary-y" chart:style-name="ch7">
            <chart:title svg:x="0.192cm" svg:y="5.427cm" chart:style-name="ch8">
              <text:p>Corrente diodo (mA)</text:p>
            </chart:title>
            <chart:grid chart:style-name="ch6" chart:class="major"/>
          </chart:axis>
          <chart:series chart:style-name="ch9" chart:values-cell-range-address="Foglio1.G3:Foglio1.G12" chart:class="chart:scatter">
            <chart:domain table:cell-range-address="Foglio1.E3:Foglio1.E12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Foglio1.G4:Foglio1.G12</svg:desc>
                </draw:g>
              </table:table-cell>
              <table:table-cell office:value-type="float" office:value="0.5">
                <text:p>0.5</text:p>
                <draw:g>
                  <svg:desc>Foglio1.E3:Foglio1.E12</svg:desc>
                </draw:g>
              </table:table-cell>
              <table:table-cell office:value-type="float" office:value="0.005">
                <text:p>0.005</text:p>
                <draw:g>
                  <svg:desc>Foglio1.G3:Foglio1.G12</svg:desc>
                </draw:g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1.49">
                <text:p>1.4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.54">
                <text:p/>
              </table:table-cell>
              <table:table-cell office:value-type="float" office:value="1.92">
                <text:p>1.9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3.02">
                <text:p/>
              </table:table-cell>
              <table:table-cell office:value-type="float" office:value="1.99">
                <text:p>1.99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4.5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6.02">
                <text:p>10</text:p>
              </table:table-cell>
              <table:table-cell office:value-type="float" office:value="2.01">
                <text:p>2.01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7.52">
                <text:p>10</text:p>
              </table:table-cell>
              <table:table-cell office:value-type="float" office:value="2.01">
                <text:p>2.01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float" office:value="9.02">
                <text:p>10</text:p>
              </table:table-cell>
              <table:table-cell office:value-type="float" office:value="2.02">
                <text:p>2.02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/>
              <table:table-cell office:value-type="float" office:value="2.02">
                <text:p>2.02</text:p>
              </table:table-cell>
              <table:table-cell office:value-type="float" office:value="9.02">
                <text:p>9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